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 text:c="5"/></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s text:c="3"/></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s text:c="3"/></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3275997851"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1759785625382"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176125452603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1760868637156"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1761209745037"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51760753945989"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1759798011544"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1760667290424"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1760840701940"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1760434027697"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1760535008685"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1760641194907"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1760109909495"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1760020988525"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1761016669086" text:continue-list="list151760020988525"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16M11S</meta:editing-duration>
    <meta:editing-cycles>519</meta:editing-cycles>
    <meta:generator>LibreOffice/5.4.4.2$Linux_X86_64 LibreOffice_project/2524958677847fb3bb44820e40380acbe820f960</meta:generator>
    <dc:date>2018-01-11T15:17:59.016378155</dc:date>
    <meta:document-statistic meta:table-count="2" meta:image-count="0" meta:object-count="0" meta:page-count="4" meta:paragraph-count="135" meta:word-count="905" meta:character-count="7565"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substituteCharNameInStyles( "WL LatinAllIn1Goth","ArabicD")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